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list-style-name="L3">
      <style:paragraph-properties fo:text-align="justify" style:justify-single-word="false"/>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area 4</text:p>
      <text:p text:style-name="P3"/>
      <text:p text:style-name="P4">El archivo DatosGraduadosSistemas.csv contiene datos de los estudiantes graduados de Ingeniería de Sistemas desde el año 2000 al 2011. El encabezado de las columnas se explica por si solo.</text:p>
      <text:p text:style-name="P4"/>
      <text:list xml:id="list718869694" text:style-name="L3">
        <text:list-item>
          <text:p text:style-name="P5">Realice un gráfico que muestre si existen diferencias en el promedio de notas de los dos sexos</text:p>
        </text:list-item>
        <text:list-item>
          <text:p text:style-name="P5">Algunas personas afirman que los estudiantes más jóvenes se gradúan con mejores promedios que los estudiantes mayores. Para este grupo de datos en particular, realice un gráfico que permita visualizar si es o no cierta esta afirmación. Extra puntos si a su gráfico le sobrepone una curva describiendo la tendencia. Indicación: En el vídeo visto en clase se muestra como hacer esto usando loess o regresión local. </text:p>
        </text:list-item>
        <text:list-item>
          <text:p text:style-name="P5">Realice un gráfico que muestre como cambia el promedio de notas <text:s/>con el número de años de estudio de la carrera.</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Nimbus Roman No9 L"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Header">Estadística y Simulación<text:tab/><text:tab/>Semestre B-2013</text:p>
      </style:header>
      <style:footer>
        <text:p text:style-name="MP1">Postgrado de Modelado y Simulación de Sistemas <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agdiel Ablan-Bortone</meta:initial-creator>
    <meta:creation-date>2008-12-01T10:41:27</meta:creation-date>
    <dc:creator>Magdiel Bortone</dc:creator>
    <dc:date>2014-02-10T19:32:05</dc:date>
    <meta:editing-cycles>27</meta:editing-cycles>
    <meta:editing-duration>P1DT12H1M37S</meta:editing-duration>
    <meta:printed-by>Magdiel  Ablan B.</meta:printed-by>
    <meta:print-date>2012-02-06T17:05:03.28</meta:print-date>
    <meta:document-statistic meta:table-count="0" meta:image-count="0" meta:object-count="0" meta:page-count="1" meta:paragraph-count="7" meta:word-count="152" meta:character-count="911" meta:non-whitespace-character-count="764"/>
    <meta:user-defined meta:name="Información 1"/>
    <meta:user-defined meta:name="Información 2"/>
    <meta:user-defined meta:name="Información 3"/>
    <meta:user-defined meta:name="Información 4"/>
  </office:meta>
</office:document-meta>
</file>